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93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0.7862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0.9102in"/>
    </style:style>
    <style:style style:name="ro1" style:family="table-row">
      <style:table-row-properties style:row-height="0.2827in" fo:break-before="auto" style:use-optimal-row-height="fals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>
            <text:p>runid <text:s text:c="16"/>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ml-frequency</text:p>
          </table:table-cell>
          <table:table-cell table:style-name="ce1" office:value-type="string" calcext:value-type="string">
            <text:p>ml-jaccard</text:p>
          </table:table-cell>
          <table:table-cell table:style-name="ce1" office:value-type="string" calcext:value-type="string">
            <text:p>majority0.1</text:p>
          </table:table-cell>
          <table:table-cell table:style-name="ce1" office:value-type="string" calcext:value-type="string">
            <text:p>majority0.2</text:p>
          </table:table-cell>
          <table:table-cell table:style-name="ce1" office:value-type="string" calcext:value-type="string">
            <text:p>majority0.3</text:p>
          </table:table-cell>
          <table:table-cell table:style-name="ce1" office:value-type="string" calcext:value-type="string">
            <text:p>majority0.4</text:p>
          </table:table-cell>
          <table:table-cell table:style-name="ce1" office:value-type="string" calcext:value-type="string">
            <text:p>majority0.5</text:p>
          </table:table-cell>
          <table:table-cell table:style-name="ce1" office:value-type="string" calcext:value-type="string">
            <text:p>majority0.6</text:p>
          </table:table-cell>
          <table:table-cell table:style-name="ce1" office:value-type="string" calcext:value-type="string">
            <text:p>majority0.7</text:p>
          </table:table-cell>
          <table:table-cell table:style-name="ce1" office:value-type="string" calcext:value-type="string">
            <text:p>majority0.8</text:p>
          </table:table-cell>
          <table:table-cell table:style-name="ce1" office:value-type="string" calcext:value-type="string">
            <text:p>majority0.9</text:p>
          </table:table-cell>
          <table:table-cell table:style-name="ce1" office:value-type="string" calcext:value-type="string">
            <text:p>majority1.0</text:p>
          </table:table-cell>
          <table:table-cell table:style-name="ce1" table:number-columns-repeated="1010"/>
        </table:table-row>
        <table:table-row table:style-name="ro2">
          <table:table-cell office:value-type="string" calcext:value-type="string">
            <text:p>num_q <text:s text:c="16"/></text:p>
          </table:table-cell>
          <table:table-cell office:value-type="string" calcext:value-type="string">
            <text:p>all</text:p>
          </table:table-cell>
          <table:table-cell table:number-columns-repeated="12" office:value-type="float" office:value="18" calcext:value-type="float">
            <text:p>1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string" calcext:value-type="string">
            <text:p>all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string" calcext:value-type="string">
            <text:p>all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string" calcext:value-type="string">
            <text:p>all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string" calcext:value-type="string">
            <text:p>all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string" calcext:value-type="string">
            <text:p>all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string" calcext:value-type="string">
            <text:p>all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string" calcext:value-type="string">
            <text:p>all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string" calcext:value-type="string">
            <text:p>all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string" calcext:value-type="string">
            <text:p>all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string" calcext:value-type="string">
            <text:p>all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string" calcext:value-type="string">
            <text:p>all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string" calcext:value-type="string">
            <text:p>all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string" calcext:value-type="string">
            <text:p>all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string" calcext:value-type="string">
            <text:p>all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111" calcext:value-type="float">
            <text:p>0.611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4" office:value-type="float" office:value="0.3889" calcext:value-type="float">
            <text:p>0.3889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0556" calcext:value-type="float">
            <text:p>0.055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462" calcext:value-type="float">
            <text:p>0.6462</text:p>
          </table:table-cell>
          <table:table-cell office:value-type="float" office:value="0.7017" calcext:value-type="float">
            <text:p>0.7017</text:p>
          </table:table-cell>
          <table:table-cell office:value-type="float" office:value="0.6111" calcext:value-type="float">
            <text:p>0.611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4" office:value-type="float" office:value="0.3889" calcext:value-type="float">
            <text:p>0.3889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0556" calcext:value-type="float">
            <text:p>0.055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string" calcext:value-type="string">
            <text:p>all</text:p>
          </table:table-cell>
          <table:table-cell office:value-type="float" office:value="0.7017" calcext:value-type="float">
            <text:p>0.7017</text:p>
          </table:table-cell>
          <table:table-cell office:value-type="float" office:value="0.7295" calcext:value-type="float">
            <text:p>0.7295</text:p>
          </table:table-cell>
          <table:table-cell office:value-type="float" office:value="0.6389" calcext:value-type="float">
            <text:p>0.6389</text:p>
          </table:table-cell>
          <table:table-cell office:value-type="float" office:value="0.5278" calcext:value-type="float">
            <text:p>0.5278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.3889" calcext:value-type="float">
            <text:p>0.3889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0556" calcext:value-type="float">
            <text:p>0.055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string" calcext:value-type="string">
            <text:p>all</text:p>
          </table:table-cell>
          <table:table-cell office:value-type="float" office:value="0.7017" calcext:value-type="float">
            <text:p>0.7017</text:p>
          </table:table-cell>
          <table:table-cell office:value-type="float" office:value="0.7295" calcext:value-type="float">
            <text:p>0.7295</text:p>
          </table:table-cell>
          <table:table-cell office:value-type="float" office:value="0.7107" calcext:value-type="float">
            <text:p>0.7107</text:p>
          </table:table-cell>
          <table:table-cell office:value-type="float" office:value="0.5756" calcext:value-type="float">
            <text:p>0.5756</text:p>
          </table:table-cell>
          <table:table-cell office:value-type="float" office:value="0.5239" calcext:value-type="float">
            <text:p>0.5239</text:p>
          </table:table-cell>
          <table:table-cell table:number-columns-repeated="4" office:value-type="float" office:value="0.4128" calcext:value-type="float">
            <text:p>0.4128</text:p>
          </table:table-cell>
          <table:table-cell office:value-type="float" office:value="0.2461" calcext:value-type="float">
            <text:p>0.2461</text:p>
          </table:table-cell>
          <table:table-cell office:value-type="float" office:value="0.0795" calcext:value-type="float">
            <text:p>0.079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string" calcext:value-type="string">
            <text:p>all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751" calcext:value-type="float">
            <text:p>0.751</text:p>
          </table:table-cell>
          <table:table-cell office:value-type="float" office:value="0.7322" calcext:value-type="float">
            <text:p>0.7322</text:p>
          </table:table-cell>
          <table:table-cell office:value-type="float" office:value="0.5971" calcext:value-type="float">
            <text:p>0.5971</text:p>
          </table:table-cell>
          <table:table-cell office:value-type="float" office:value="0.5454" calcext:value-type="float">
            <text:p>0.5454</text:p>
          </table:table-cell>
          <table:table-cell table:number-columns-repeated="4" office:value-type="float" office:value="0.4343" calcext:value-type="float">
            <text:p>0.4343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101" calcext:value-type="float">
            <text:p>0.10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string" calcext:value-type="string">
            <text:p>all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751" calcext:value-type="float">
            <text:p>0.751</text:p>
          </table:table-cell>
          <table:table-cell office:value-type="float" office:value="0.7322" calcext:value-type="float">
            <text:p>0.7322</text:p>
          </table:table-cell>
          <table:table-cell office:value-type="float" office:value="0.5971" calcext:value-type="float">
            <text:p>0.5971</text:p>
          </table:table-cell>
          <table:table-cell office:value-type="float" office:value="0.5454" calcext:value-type="float">
            <text:p>0.5454</text:p>
          </table:table-cell>
          <table:table-cell table:number-columns-repeated="4" office:value-type="float" office:value="0.4343" calcext:value-type="float">
            <text:p>0.4343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101" calcext:value-type="float">
            <text:p>0.10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string" calcext:value-type="string">
            <text:p>all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751" calcext:value-type="float">
            <text:p>0.751</text:p>
          </table:table-cell>
          <table:table-cell office:value-type="float" office:value="0.7322" calcext:value-type="float">
            <text:p>0.7322</text:p>
          </table:table-cell>
          <table:table-cell office:value-type="float" office:value="0.5971" calcext:value-type="float">
            <text:p>0.5971</text:p>
          </table:table-cell>
          <table:table-cell office:value-type="float" office:value="0.5454" calcext:value-type="float">
            <text:p>0.5454</text:p>
          </table:table-cell>
          <table:table-cell table:number-columns-repeated="4" office:value-type="float" office:value="0.4343" calcext:value-type="float">
            <text:p>0.4343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101" calcext:value-type="float">
            <text:p>0.10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string" calcext:value-type="string">
            <text:p>all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751" calcext:value-type="float">
            <text:p>0.751</text:p>
          </table:table-cell>
          <table:table-cell office:value-type="float" office:value="0.7322" calcext:value-type="float">
            <text:p>0.7322</text:p>
          </table:table-cell>
          <table:table-cell office:value-type="float" office:value="0.5971" calcext:value-type="float">
            <text:p>0.5971</text:p>
          </table:table-cell>
          <table:table-cell office:value-type="float" office:value="0.5454" calcext:value-type="float">
            <text:p>0.5454</text:p>
          </table:table-cell>
          <table:table-cell table:number-columns-repeated="4" office:value-type="float" office:value="0.4343" calcext:value-type="float">
            <text:p>0.4343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101" calcext:value-type="float">
            <text:p>0.10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string" calcext:value-type="string">
            <text:p>all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751" calcext:value-type="float">
            <text:p>0.751</text:p>
          </table:table-cell>
          <table:table-cell office:value-type="float" office:value="0.7322" calcext:value-type="float">
            <text:p>0.7322</text:p>
          </table:table-cell>
          <table:table-cell office:value-type="float" office:value="0.5971" calcext:value-type="float">
            <text:p>0.5971</text:p>
          </table:table-cell>
          <table:table-cell office:value-type="float" office:value="0.5454" calcext:value-type="float">
            <text:p>0.5454</text:p>
          </table:table-cell>
          <table:table-cell table:number-columns-repeated="4" office:value-type="float" office:value="0.4343" calcext:value-type="float">
            <text:p>0.4343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101" calcext:value-type="float">
            <text:p>0.10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string" calcext:value-type="string">
            <text:p>all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751" calcext:value-type="float">
            <text:p>0.751</text:p>
          </table:table-cell>
          <table:table-cell office:value-type="float" office:value="0.7322" calcext:value-type="float">
            <text:p>0.7322</text:p>
          </table:table-cell>
          <table:table-cell office:value-type="float" office:value="0.5971" calcext:value-type="float">
            <text:p>0.5971</text:p>
          </table:table-cell>
          <table:table-cell office:value-type="float" office:value="0.5454" calcext:value-type="float">
            <text:p>0.5454</text:p>
          </table:table-cell>
          <table:table-cell table:number-columns-repeated="4" office:value-type="float" office:value="0.4343" calcext:value-type="float">
            <text:p>0.4343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101" calcext:value-type="float">
            <text:p>0.10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string" calcext:value-type="string">
            <text:p>all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751" calcext:value-type="float">
            <text:p>0.751</text:p>
          </table:table-cell>
          <table:table-cell office:value-type="float" office:value="0.7322" calcext:value-type="float">
            <text:p>0.7322</text:p>
          </table:table-cell>
          <table:table-cell office:value-type="float" office:value="0.5971" calcext:value-type="float">
            <text:p>0.5971</text:p>
          </table:table-cell>
          <table:table-cell office:value-type="float" office:value="0.5454" calcext:value-type="float">
            <text:p>0.5454</text:p>
          </table:table-cell>
          <table:table-cell table:number-columns-repeated="4" office:value-type="float" office:value="0.4343" calcext:value-type="float">
            <text:p>0.4343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101" calcext:value-type="float">
            <text:p>0.10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string" calcext:value-type="string">
            <text:p>all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751" calcext:value-type="float">
            <text:p>0.751</text:p>
          </table:table-cell>
          <table:table-cell office:value-type="float" office:value="0.7322" calcext:value-type="float">
            <text:p>0.7322</text:p>
          </table:table-cell>
          <table:table-cell office:value-type="float" office:value="0.5971" calcext:value-type="float">
            <text:p>0.5971</text:p>
          </table:table-cell>
          <table:table-cell office:value-type="float" office:value="0.5454" calcext:value-type="float">
            <text:p>0.5454</text:p>
          </table:table-cell>
          <table:table-cell table:number-columns-repeated="4" office:value-type="float" office:value="0.4343" calcext:value-type="float">
            <text:p>0.4343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101" calcext:value-type="float">
            <text:p>0.10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string" calcext:value-type="string">
            <text:p>all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751" calcext:value-type="float">
            <text:p>0.751</text:p>
          </table:table-cell>
          <table:table-cell office:value-type="float" office:value="0.7322" calcext:value-type="float">
            <text:p>0.7322</text:p>
          </table:table-cell>
          <table:table-cell office:value-type="float" office:value="0.5971" calcext:value-type="float">
            <text:p>0.5971</text:p>
          </table:table-cell>
          <table:table-cell office:value-type="float" office:value="0.5454" calcext:value-type="float">
            <text:p>0.5454</text:p>
          </table:table-cell>
          <table:table-cell table:number-columns-repeated="4" office:value-type="float" office:value="0.4343" calcext:value-type="float">
            <text:p>0.4343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101" calcext:value-type="float">
            <text:p>0.10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string" calcext:value-type="string">
            <text:p>all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751" calcext:value-type="float">
            <text:p>0.751</text:p>
          </table:table-cell>
          <table:table-cell office:value-type="float" office:value="0.7322" calcext:value-type="float">
            <text:p>0.7322</text:p>
          </table:table-cell>
          <table:table-cell office:value-type="float" office:value="0.5971" calcext:value-type="float">
            <text:p>0.5971</text:p>
          </table:table-cell>
          <table:table-cell office:value-type="float" office:value="0.5454" calcext:value-type="float">
            <text:p>0.5454</text:p>
          </table:table-cell>
          <table:table-cell table:number-columns-repeated="4" office:value-type="float" office:value="0.4343" calcext:value-type="float">
            <text:p>0.4343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101" calcext:value-type="float">
            <text:p>0.10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string" calcext:value-type="string">
            <text:p>all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751" calcext:value-type="float">
            <text:p>0.751</text:p>
          </table:table-cell>
          <table:table-cell office:value-type="float" office:value="0.7322" calcext:value-type="float">
            <text:p>0.7322</text:p>
          </table:table-cell>
          <table:table-cell office:value-type="float" office:value="0.5971" calcext:value-type="float">
            <text:p>0.5971</text:p>
          </table:table-cell>
          <table:table-cell office:value-type="float" office:value="0.5454" calcext:value-type="float">
            <text:p>0.5454</text:p>
          </table:table-cell>
          <table:table-cell table:number-columns-repeated="4" office:value-type="float" office:value="0.4343" calcext:value-type="float">
            <text:p>0.4343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101" calcext:value-type="float">
            <text:p>0.10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string" calcext:value-type="string">
            <text:p>all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751" calcext:value-type="float">
            <text:p>0.751</text:p>
          </table:table-cell>
          <table:table-cell office:value-type="float" office:value="0.7322" calcext:value-type="float">
            <text:p>0.7322</text:p>
          </table:table-cell>
          <table:table-cell office:value-type="float" office:value="0.5971" calcext:value-type="float">
            <text:p>0.5971</text:p>
          </table:table-cell>
          <table:table-cell office:value-type="float" office:value="0.5454" calcext:value-type="float">
            <text:p>0.5454</text:p>
          </table:table-cell>
          <table:table-cell table:number-columns-repeated="4" office:value-type="float" office:value="0.4343" calcext:value-type="float">
            <text:p>0.4343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101" calcext:value-type="float">
            <text:p>0.10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string" calcext:value-type="string">
            <text:p>all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751" calcext:value-type="float">
            <text:p>0.751</text:p>
          </table:table-cell>
          <table:table-cell office:value-type="float" office:value="0.7322" calcext:value-type="float">
            <text:p>0.7322</text:p>
          </table:table-cell>
          <table:table-cell office:value-type="float" office:value="0.5971" calcext:value-type="float">
            <text:p>0.5971</text:p>
          </table:table-cell>
          <table:table-cell office:value-type="float" office:value="0.5454" calcext:value-type="float">
            <text:p>0.5454</text:p>
          </table:table-cell>
          <table:table-cell table:number-columns-repeated="4" office:value-type="float" office:value="0.4343" calcext:value-type="float">
            <text:p>0.4343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101" calcext:value-type="float">
            <text:p>0.10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string" calcext:value-type="string">
            <text:p>all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751" calcext:value-type="float">
            <text:p>0.751</text:p>
          </table:table-cell>
          <table:table-cell office:value-type="float" office:value="0.7322" calcext:value-type="float">
            <text:p>0.7322</text:p>
          </table:table-cell>
          <table:table-cell office:value-type="float" office:value="0.5971" calcext:value-type="float">
            <text:p>0.5971</text:p>
          </table:table-cell>
          <table:table-cell office:value-type="float" office:value="0.5454" calcext:value-type="float">
            <text:p>0.5454</text:p>
          </table:table-cell>
          <table:table-cell table:number-columns-repeated="4" office:value-type="float" office:value="0.4343" calcext:value-type="float">
            <text:p>0.4343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101" calcext:value-type="float">
            <text:p>0.10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string" calcext:value-type="string">
            <text:p>all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751" calcext:value-type="float">
            <text:p>0.751</text:p>
          </table:table-cell>
          <table:table-cell office:value-type="float" office:value="0.7322" calcext:value-type="float">
            <text:p>0.7322</text:p>
          </table:table-cell>
          <table:table-cell office:value-type="float" office:value="0.5971" calcext:value-type="float">
            <text:p>0.5971</text:p>
          </table:table-cell>
          <table:table-cell office:value-type="float" office:value="0.5454" calcext:value-type="float">
            <text:p>0.5454</text:p>
          </table:table-cell>
          <table:table-cell table:number-columns-repeated="4" office:value-type="float" office:value="0.4343" calcext:value-type="float">
            <text:p>0.4343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101" calcext:value-type="float">
            <text:p>0.10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string" calcext:value-type="string">
            <text:p>all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751" calcext:value-type="float">
            <text:p>0.751</text:p>
          </table:table-cell>
          <table:table-cell office:value-type="float" office:value="0.7322" calcext:value-type="float">
            <text:p>0.7322</text:p>
          </table:table-cell>
          <table:table-cell office:value-type="float" office:value="0.5971" calcext:value-type="float">
            <text:p>0.5971</text:p>
          </table:table-cell>
          <table:table-cell office:value-type="float" office:value="0.5454" calcext:value-type="float">
            <text:p>0.5454</text:p>
          </table:table-cell>
          <table:table-cell table:number-columns-repeated="4" office:value-type="float" office:value="0.4343" calcext:value-type="float">
            <text:p>0.4343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101" calcext:value-type="float">
            <text:p>0.10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101244490" calcext:value-type="float">
            <text:p>110124449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101244490" calcext:value-type="float">
            <text:p>110124449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101244490" calcext:value-type="float">
            <text:p>110124449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101244490" calcext:value-type="float">
            <text:p>110124449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101244490" calcext:value-type="float">
            <text:p>110124449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101244490" calcext:value-type="float">
            <text:p>110124449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101244490" calcext:value-type="float">
            <text:p>110124449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101244490" calcext:value-type="float">
            <text:p>110124449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101244490" calcext:value-type="float">
            <text:p>110124449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101244490" calcext:value-type="float">
            <text:p>110124449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101244490" calcext:value-type="float">
            <text:p>110124449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101244518" calcext:value-type="float">
            <text:p>110124451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101244518" calcext:value-type="float">
            <text:p>110124451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101244518" calcext:value-type="float">
            <text:p>110124451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101244518" calcext:value-type="float">
            <text:p>110124451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101244518" calcext:value-type="float">
            <text:p>110124451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101244518" calcext:value-type="float">
            <text:p>110124451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101244518" calcext:value-type="float">
            <text:p>110124451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101244518" calcext:value-type="float">
            <text:p>110124451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101244518" calcext:value-type="float">
            <text:p>110124451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101244518" calcext:value-type="float">
            <text:p>110124451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101244518" calcext:value-type="float">
            <text:p>110124451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101244520" calcext:value-type="float">
            <text:p>11012445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101244520" calcext:value-type="float">
            <text:p>110124452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101244520" calcext:value-type="float">
            <text:p>110124452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101244520" calcext:value-type="float">
            <text:p>110124452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101244520" calcext:value-type="float">
            <text:p>110124452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101244520" calcext:value-type="float">
            <text:p>110124452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101244520" calcext:value-type="float">
            <text:p>110124452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101244520" calcext:value-type="float">
            <text:p>110124452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101244520" calcext:value-type="float">
            <text:p>110124452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101244520" calcext:value-type="float">
            <text:p>110124452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101244520" calcext:value-type="float">
            <text:p>110124452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101244520" calcext:value-type="float">
            <text:p>110124452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101244520" calcext:value-type="float">
            <text:p>110124452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101244520" calcext:value-type="float">
            <text:p>110124452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101244520" calcext:value-type="float">
            <text:p>110124452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101244520" calcext:value-type="float">
            <text:p>110124452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" calcext:value-type="float">
            <text:p>0</text:p>
          </table:table-cell>
          <table:table-cell office:value-type="float" office:value="0.6309" calcext:value-type="float">
            <text:p>0.630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6309" calcext:value-type="float">
            <text:p>0.630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6309" calcext:value-type="float">
            <text:p>0.6309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6309" calcext:value-type="float">
            <text:p>0.6309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6309" calcext:value-type="float">
            <text:p>0.6309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6309" calcext:value-type="float">
            <text:p>0.6309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6309" calcext:value-type="float">
            <text:p>0.6309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6309" calcext:value-type="float">
            <text:p>0.6309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6309" calcext:value-type="float">
            <text:p>0.6309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6309" calcext:value-type="float">
            <text:p>0.6309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6309" calcext:value-type="float">
            <text:p>0.6309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6309" calcext:value-type="float">
            <text:p>0.6309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6309" calcext:value-type="float">
            <text:p>0.6309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6309" calcext:value-type="float">
            <text:p>0.6309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6309" calcext:value-type="float">
            <text:p>0.6309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6309" calcext:value-type="float">
            <text:p>0.6309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6309" calcext:value-type="float">
            <text:p>0.6309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6309" calcext:value-type="float">
            <text:p>0.6309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6309" calcext:value-type="float">
            <text:p>0.6309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101244615" calcext:value-type="float">
            <text:p>110124461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101244615" calcext:value-type="float">
            <text:p>110124461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101244615" calcext:value-type="float">
            <text:p>110124461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101244615" calcext:value-type="float">
            <text:p>110124461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101244615" calcext:value-type="float">
            <text:p>110124461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101244615" calcext:value-type="float">
            <text:p>110124461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101244615" calcext:value-type="float">
            <text:p>110124461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101244615" calcext:value-type="float">
            <text:p>110124461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101244615" calcext:value-type="float">
            <text:p>110124461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101244615" calcext:value-type="float">
            <text:p>110124461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101244615" calcext:value-type="float">
            <text:p>110124461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101244644" calcext:value-type="float">
            <text:p>110124464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101244644" calcext:value-type="float">
            <text:p>110124464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101244644" calcext:value-type="float">
            <text:p>110124464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101244644" calcext:value-type="float">
            <text:p>110124464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101244644" calcext:value-type="float">
            <text:p>110124464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101244644" calcext:value-type="float">
            <text:p>110124464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101244644" calcext:value-type="float">
            <text:p>110124464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101244644" calcext:value-type="float">
            <text:p>110124464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101244644" calcext:value-type="float">
            <text:p>110124464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101244644" calcext:value-type="float">
            <text:p>110124464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101244644" calcext:value-type="float">
            <text:p>110124464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143742855" calcext:value-type="float">
            <text:p>114374285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143742855" calcext:value-type="float">
            <text:p>114374285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143742855" calcext:value-type="float">
            <text:p>114374285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143742855" calcext:value-type="float">
            <text:p>114374285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143742855" calcext:value-type="float">
            <text:p>114374285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143742855" calcext:value-type="float">
            <text:p>114374285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143742855" calcext:value-type="float">
            <text:p>114374285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143742855" calcext:value-type="float">
            <text:p>114374285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143742855" calcext:value-type="float">
            <text:p>114374285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143742855" calcext:value-type="float">
            <text:p>114374285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143742855" calcext:value-type="float">
            <text:p>114374285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710161453" calcext:value-type="float">
            <text:p>171016145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710161453" calcext:value-type="float">
            <text:p>171016145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710161453" calcext:value-type="float">
            <text:p>171016145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710161453" calcext:value-type="float">
            <text:p>171016145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710161453" calcext:value-type="float">
            <text:p>171016145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710161453" calcext:value-type="float">
            <text:p>171016145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710161453" calcext:value-type="float">
            <text:p>171016145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710161453" calcext:value-type="float">
            <text:p>171016145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710161453" calcext:value-type="float">
            <text:p>171016145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710161453" calcext:value-type="float">
            <text:p>171016145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710161453" calcext:value-type="float">
            <text:p>171016145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710161454" calcext:value-type="float">
            <text:p>171016145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710161454" calcext:value-type="float">
            <text:p>171016145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710161454" calcext:value-type="float">
            <text:p>171016145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710161454" calcext:value-type="float">
            <text:p>171016145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710161454" calcext:value-type="float">
            <text:p>171016145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710161454" calcext:value-type="float">
            <text:p>171016145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710161454" calcext:value-type="float">
            <text:p>171016145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710161454" calcext:value-type="float">
            <text:p>171016145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710161454" calcext:value-type="float">
            <text:p>171016145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710161454" calcext:value-type="float">
            <text:p>171016145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710161454" calcext:value-type="float">
            <text:p>171016145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975319113" calcext:value-type="float">
            <text:p>19753191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975319113" calcext:value-type="float">
            <text:p>197531911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975319113" calcext:value-type="float">
            <text:p>197531911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975319113" calcext:value-type="float">
            <text:p>197531911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975319113" calcext:value-type="float">
            <text:p>197531911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975319113" calcext:value-type="float">
            <text:p>197531911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975319113" calcext:value-type="float">
            <text:p>197531911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975319113" calcext:value-type="float">
            <text:p>197531911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975319113" calcext:value-type="float">
            <text:p>197531911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975319113" calcext:value-type="float">
            <text:p>197531911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975319113" calcext:value-type="float">
            <text:p>197531911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975319113" calcext:value-type="float">
            <text:p>197531911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975319113" calcext:value-type="float">
            <text:p>197531911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975319113" calcext:value-type="float">
            <text:p>197531911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975319113" calcext:value-type="float">
            <text:p>197531911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0.6309" calcext:value-type="float">
            <text:p>0.63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0.6309" calcext:value-type="float">
            <text:p>0.63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0.6309" calcext:value-type="float">
            <text:p>0.63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0.6309" calcext:value-type="float">
            <text:p>0.63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0.6309" calcext:value-type="float">
            <text:p>0.63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0.6309" calcext:value-type="float">
            <text:p>0.63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0.6309" calcext:value-type="float">
            <text:p>0.63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0.6309" calcext:value-type="float">
            <text:p>0.63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0.6309" calcext:value-type="float">
            <text:p>0.63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0.6309" calcext:value-type="float">
            <text:p>0.63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0.6309" calcext:value-type="float">
            <text:p>0.63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0.6309" calcext:value-type="float">
            <text:p>0.63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0.6309" calcext:value-type="float">
            <text:p>0.63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0.6309" calcext:value-type="float">
            <text:p>0.63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0.6309" calcext:value-type="float">
            <text:p>0.63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0.6309" calcext:value-type="float">
            <text:p>0.63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0.6309" calcext:value-type="float">
            <text:p>0.63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0.6309" calcext:value-type="float">
            <text:p>0.63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0.6309" calcext:value-type="float">
            <text:p>0.63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423159641" calcext:value-type="float">
            <text:p>423159641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423159641" calcext:value-type="float">
            <text:p>4231596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423159641" calcext:value-type="float">
            <text:p>4231596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423159641" calcext:value-type="float">
            <text:p>4231596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423159641" calcext:value-type="float">
            <text:p>4231596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423159641" calcext:value-type="float">
            <text:p>4231596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423159641" calcext:value-type="float">
            <text:p>4231596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423159641" calcext:value-type="float">
            <text:p>4231596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423159641" calcext:value-type="float">
            <text:p>4231596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423159641" calcext:value-type="float">
            <text:p>4231596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423159641" calcext:value-type="float">
            <text:p>4231596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423159641" calcext:value-type="float">
            <text:p>4231596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423159641" calcext:value-type="float">
            <text:p>4231596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423159641" calcext:value-type="float">
            <text:p>4231596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423159641" calcext:value-type="float">
            <text:p>4231596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423159788" calcext:value-type="float">
            <text:p>42315978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423159788" calcext:value-type="float">
            <text:p>42315978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423159788" calcext:value-type="float">
            <text:p>42315978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423159788" calcext:value-type="float">
            <text:p>42315978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423159788" calcext:value-type="float">
            <text:p>42315978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423159788" calcext:value-type="float">
            <text:p>42315978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423159788" calcext:value-type="float">
            <text:p>42315978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423159788" calcext:value-type="float">
            <text:p>42315978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423159788" calcext:value-type="float">
            <text:p>42315978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423159788" calcext:value-type="float">
            <text:p>42315978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423159788" calcext:value-type="float">
            <text:p>42315978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423159788" calcext:value-type="float">
            <text:p>42315978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423159788" calcext:value-type="float">
            <text:p>42315978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423159788" calcext:value-type="float">
            <text:p>42315978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423159788" calcext:value-type="float">
            <text:p>42315978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528884893" calcext:value-type="float">
            <text:p>52888489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528885019" calcext:value-type="float">
            <text:p>52888501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609086460" calcext:value-type="float">
            <text:p>60908646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609086460" calcext:value-type="float">
            <text:p>60908646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609086460" calcext:value-type="float">
            <text:p>60908646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609086460" calcext:value-type="float">
            <text:p>60908646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609086460" calcext:value-type="float">
            <text:p>60908646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609086460" calcext:value-type="float">
            <text:p>60908646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609086460" calcext:value-type="float">
            <text:p>60908646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609086460" calcext:value-type="float">
            <text:p>60908646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609086460" calcext:value-type="float">
            <text:p>60908646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609086460" calcext:value-type="float">
            <text:p>60908646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609086460" calcext:value-type="float">
            <text:p>60908646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609086460" calcext:value-type="float">
            <text:p>60908646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609086460" calcext:value-type="float">
            <text:p>60908646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609086460" calcext:value-type="float">
            <text:p>60908646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609086460" calcext:value-type="float">
            <text:p>60908646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78397110" calcext:value-type="float">
            <text:p>783971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78397110" calcext:value-type="float">
            <text:p>7839711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78397110" calcext:value-type="float">
            <text:p>7839711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78397110" calcext:value-type="float">
            <text:p>7839711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78397110" calcext:value-type="float">
            <text:p>7839711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78397110" calcext:value-type="float">
            <text:p>7839711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78397110" calcext:value-type="float">
            <text:p>7839711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78397110" calcext:value-type="float">
            <text:p>7839711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78397110" calcext:value-type="float">
            <text:p>7839711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78397110" calcext:value-type="float">
            <text:p>7839711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78397110" calcext:value-type="float">
            <text:p>7839711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78397110" calcext:value-type="float">
            <text:p>7839711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78397110" calcext:value-type="float">
            <text:p>7839711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78397110" calcext:value-type="float">
            <text:p>7839711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78397110" calcext:value-type="float">
            <text:p>7839711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3" table:number-rows-repeated="104790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 Preda</meta:initial-creator>
    <meta:creation-date>2014-06-13T15:37:25.821593079</meta:creation-date>
    <dc:date>2014-06-13T16:08:49.937506302</dc:date>
    <dc:creator>Brando Preda</dc:creator>
    <meta:editing-duration>PT1M3S</meta:editing-duration>
    <meta:editing-cycles>1</meta:editing-cycles>
    <meta:document-statistic meta:table-count="1" meta:cell-count="9338" meta:object-count="0"/>
    <meta:generator>LibreOffice/4.1.3.2$Linux_X86_64 LibreOffice_project/70feb7d99726f064edab4605a8ab840c50ec57a</meta:generator>
  </office:meta>
</office:document-meta>
</file>